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03821D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subtitle" style:list-style-name="L3">
      <style:graphic-properties draw:fill-color="#ffffff" draw:auto-grow-height="true" fo:min-height="13.86cm"/>
    </style:style>
    <style:style style:name="pr7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style:use-window-font-color="true" fo:font-weight="normal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align="start" fo:text-indent="0cm"/>
      <style:text-properties fo:font-size="24pt"/>
    </style:style>
    <style:style style:name="P14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font-size="18pt"/>
    </style:style>
    <style:style style:name="T6" style:family="text">
      <style:text-properties fo:color="#993366" fo:font-size="16pt" fo:font-weight="bold"/>
    </style:style>
    <style:style style:name="T7" style:family="text">
      <style:text-properties style:use-window-font-color="true" fo:font-size="16pt" fo:font-weight="normal"/>
    </style:style>
    <style:style style:name="T8" style:family="text">
      <style:text-properties fo:color="#ff0000" fo:font-size="16pt" fo:font-weight="normal"/>
    </style:style>
    <style:style style:name="T9" style:family="text">
      <style:text-properties fo:color="#008000" fo:font-size="16pt" fo:font-weight="normal"/>
    </style:style>
    <style:style style:name="T10" style:family="text">
      <style:text-properties fo:font-size="36pt"/>
    </style:style>
    <style:style style:name="T11" style:family="text">
      <style:text-properties fo:font-size="16pt"/>
    </style:style>
    <style:style style:name="T12" style:family="text">
      <style:text-properties fo:color="#ff0000" fo:font-size="16pt"/>
    </style:style>
    <style:style style:name="T13" style:family="text">
      <style:text-properties fo:color="#000000" fo:font-size="16pt"/>
    </style:style>
    <style:style style:name="T14" style:family="text">
      <style:text-properties fo:color="#008000" fo:font-size="16pt"/>
    </style:style>
    <style:style style:name="T15" style:family="text">
      <style:text-properties style:use-window-font-color="true" fo:font-size="16pt"/>
    </style:style>
    <style:style style:name="T16" style:family="text">
      <style:text-properties style:use-window-font-color="true" fo:font-size="16pt" fo:font-weight="bold"/>
    </style:style>
    <style:style style:name="T17" style:family="text">
      <style:text-properties fo:color="#000000" fo:font-size="16pt" fo:font-weight="normal"/>
    </style:style>
    <style:style style:name="T18" style:family="text">
      <style:text-properties fo:font-size="20pt" fo:font-style="italic"/>
    </style:style>
    <style:style style:name="T19" style:family="text">
      <style:text-properties fo:color="#993366" fo:font-size="18pt" fo:font-weight="bold"/>
    </style:style>
    <style:style style:name="T20" style:family="text">
      <style:text-properties fo:color="#ff0000" fo:font-size="18pt"/>
    </style:style>
    <style:style style:name="T21" style:family="text">
      <style:text-properties fo:color="#008000" fo:font-size="18pt"/>
    </style:style>
    <style:style style:name="T22" style:family="text">
      <style:text-properties fo:color="#000000" fo:font-size="18pt" fo:font-weight="normal"/>
    </style:style>
    <style:style style:name="T23" style:family="text">
      <style:text-properties fo:color="#ff0000" fo:font-size="18pt" fo:font-weight="normal"/>
    </style:style>
    <style:style style:name="T24" style:family="text">
      <style:text-properties fo:color="#008000" fo:font-size="18pt" fo:font-weight="normal"/>
    </style:style>
    <style:style style:name="T25" style:family="text">
      <style:text-properties style:use-window-font-color="true" fo:font-size="18pt" fo:font-weight="normal"/>
    </style:style>
    <style:style style:name="T26" style:family="text">
      <style:text-properties fo:color="#000000" fo:font-size="24pt" fo:font-weight="normal"/>
    </style:style>
    <style:style style:name="T27" style:family="text">
      <style:text-properties fo:color="#ff0000" fo:font-size="24pt"/>
    </style:style>
    <style:style style:name="T28" style:family="text">
      <style:text-properties fo:color="#993366" fo:font-size="24pt" fo:font-weight="bold"/>
    </style:style>
    <style:style style:name="T29" style:family="text">
      <style:text-properties fo:color="#008000" fo:font-size="24pt"/>
    </style:style>
    <style:style style:name="T30" style:family="text">
      <style:text-properties fo:color="#00ae00" fo:font-size="24pt"/>
    </style:style>
    <style:style style:name="T31" style:family="text">
      <style:text-properties fo:color="#993366" fo:font-size="22pt" fo:font-weight="bold"/>
    </style:style>
    <style:style style:name="T32" style:family="text">
      <style:text-properties fo:font-size="22pt"/>
    </style:style>
    <style:style style:name="T33" style:family="text">
      <style:text-properties style:use-window-font-color="true" fo:font-size="22pt" fo:font-weight="bold"/>
    </style:style>
    <style:style style:name="T34" style:family="text">
      <style:text-properties style:use-window-font-color="true" fo:font-size="22pt" fo:font-weight="normal"/>
    </style:style>
    <style:style style:name="T35" style:family="text">
      <style:text-properties fo:color="#000000" fo:font-size="22pt" fo:font-weight="normal"/>
    </style:style>
    <style:style style:name="T36" style:family="text">
      <style:text-properties fo:color="#ff0000" fo:font-size="22pt" fo:font-weight="normal"/>
    </style:style>
    <style:style style:name="T37" style:family="text">
      <style:text-properties fo:color="#008000" fo:font-size="22pt" fo:font-weight="normal"/>
    </style:style>
    <style:style style:name="T38" style:family="text">
      <style:text-properties fo:color="#008000" fo:font-size="22pt" fo:font-style="italic" fo:font-weight="normal"/>
    </style:style>
    <style:style style:name="T39" style:family="text">
      <style:text-properties fo:color="#ff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draw:frame presentation:style-name="pr2" draw:text-style-name="P5" draw:layer="layout" svg:width="25.199cm" svg:height="13.86cm" svg:x="1.4cm" svg:y="4.914cm" presentation:class="subtitle">
          <draw:text-box>
            <text:p text:style-name="P2"><text:span text:style-name="T5">$ rails demo -d sqlite3</text:span></text:p>
            <text:p text:style-name="P2"><text:span text:style-name="T5">$ cd demo</text:span></text:p>
            <text:p text:style-name="P2"><text:span text:style-name="T5">$ ruby script/plugin install \</text:span></text:p>
            <text:p text:style-name="P2"><text:span text:style-name="T5"><text:tab/></text:span><text:span text:style-name="T5"><text:a xlink:href="http://rails.lotswholetime.com/svn/lwt_authentication_system/trunk/">http://rails.lotswholetime.com/svn/lwt_authentication_system/trunk</text:a></text:span><text:span text:style-name="T5"> \</text:span></text:p>
            <text:p text:style-name="P2"><text:span text:style-name="T5"><text:tab/></text:span><text:span text:style-name="T5">lwt_authentication_system</text:span></text:p>
            <text:p text:style-name="P2"><text:span text:style-name="T5">$ ruby script/generate lwt_authentication_system</text:span></text:p>
            <text:p text:style-name="P2"><text:span text:style-name="T5">$ rake </text:span><text:span text:style-name="T5"><text:a xlink:href="db:migrate">db:migrate</text:a></text:span></text:p>
            <text:p text:style-name="P2"><text:span text:style-name="T5">$ ruby script/server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Quick Demo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draw:frame presentation:style-name="pr6" draw:text-style-name="P8" draw:layer="layout" svg:width="25.199cm" svg:height="13.966cm" svg:x="1.4cm" svg:y="4.861cm" presentation:class="subtitle">
          <draw:text-box>
            <text:p text:style-name="P2"><text:span text:style-name="T6">class</text:span><text:span text:style-name="T7"> Group &lt; ActiveRecord::Base</text:span></text:p>
            <text:p text:style-name="P2"><text:span text:style-name="T7"><text:tab/></text:span><text:span text:style-name="T7">has_many </text:span><text:span text:style-name="T8">:users</text:span></text:p>
            <text:p text:style-name="P2"><text:span text:style-name="T7"><text:tab/></text:span><text:span text:style-name="T7">has_many </text:span><text:span text:style-name="T8">:privilege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Privilege &lt; ActiveRecord::Base</text:span></text:p>
            <text:p text:style-name="P2"><text:span text:style-name="T7"><text:tab/></text:span><text:span text:style-name="T7">has_many </text:span><text:span text:style-name="T8">:group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GroupPrivilege &lt; ActiveRecord::Base</text:span></text:p>
            <text:p text:style-name="P2"><text:span text:style-name="T7"><text:tab/></text:span><text:span text:style-name="T7">set_table_name </text:span><text:span text:style-name="T9">"groups_privileges"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><text:tab/></text:span><text:span text:style-name="T7">belongs_to </text:span><text:span text:style-name="T8">:privilege</text:span></text:p>
            <text:p text:style-name="P2"><text:span text:style-name="T6">end</text:span></text:p>
          </draw:text-box>
        </draw:frame>
        <draw:frame presentation:style-name="pr1" draw:text-style-name="P9" draw:layer="layout" svg:width="25.67cm" svg:height="2.507cm" svg:x="1cm" svg:y="0.5cm" presentation:class="title" presentation:user-transformed="true">
          <draw:text-box>
            <text:p text:style-name="P6"><text:span text:style-name="T10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draw:frame presentation:style-name="pr7" draw:text-style-name="P10" draw:layer="layout" svg:width="25.199cm" svg:height="13.966cm" svg:x="1.4cm" svg:y="4.86cm" presentation:class="subtitle" presentation:user-transformed="true">
          <draw:text-box>
            <text:p text:style-name="P2"><text:span text:style-name="T6">class</text:span><text:span text:style-name="T11"> User &lt; ActiveRecord::Base</text:span></text:p>
            <text:p text:style-name="P2"><text:span text:style-name="T11"><text:tab/></text:span><text:span text:style-name="T11">acts_as_login_model </text:span><text:span text:style-name="T12">:group_validation</text:span><text:span text:style-name="T13"> =&gt; </text:span><text:span text:style-name="T14">"Passwords must match"</text:span><text:span text:style-name="T13">,</text:span></text:p>
            <text:p text:style-name="P2"><text:span text:style-name="T12"><text:tab/></text:span><text:span text:style-name="T12"><text:tab/></text:span><text:span text:style-name="T12">password_validation</text:span><text:span text:style-name="T11"> =&gt; </text:span><text:span text:style-name="T14">"Passwords must match"</text:span><text:span text:style-name="T11">,</text:span></text:p>
            <text:p text:style-name="P2"><text:span text:style-name="T12"><text:tab/></text:span><text:span text:style-name="T12"><text:tab/></text:span><text:span text:style-name="T12">:username_validation</text:span><text:span text:style-name="T11"> =&gt; </text:span><text:span text:style-name="T14">"Username cannot be blank"</text:span><text:span text:style-name="T11">,</text:span></text:p>
            <text:p text:style-name="P2"><text:span text:style-name="T11"><text:tab/></text:span><text:span text:style-name="T11"><text:tab/></text:span><text:span text:style-name="T12">:username_unique_validation</text:span><text:span text:style-name="T11"> =&gt; </text:span><text:span text:style-name="T14">"Username has already been taken"</text:span><text:span text:style-name="T15">,</text:span></text:p>
            <text:p text:style-name="P2"><text:span text:style-name="T15"><text:tab/></text:span><text:span text:style-name="T15"><text:tab/></text:span><text:span text:style-name="T12">:use_salt</text:span><text:span text:style-name="T15"> =&gt; </text:span><text:span text:style-name="T6">false</text:span></text:p>
            <text:p text:style-name="P2"><text:span text:style-name="T15"/></text:p>
            <text:p text:style-name="P2"><text:span text:style-name="T15"><text:tab/></text:span><text:span text:style-name="T15">hash_password </text:span><text:span text:style-name="T6">do</text:span><text:span text:style-name="T15"> |password, salt|</text:span></text:p>
            <text:p text:style-name="P2"><text:span text:style-name="T15"><text:tab/></text:span><text:span text:style-name="T15"><text:tab/></text:span><text:span text:style-name="T15">MD5.hexdigest( password )</text:span></text:p>
            <text:p text:style-name="P2"><text:span text:style-name="T16"><text:tab/></text:span><text:span text:style-name="T6">end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17"/></text:p>
            <text:p text:style-name="P2"><text:span text:style-name="T17"><text:tab/></text:span><text:span text:style-name="T17">validates_presence_of </text:span><text:span text:style-name="T8">:group_id</text:span><text:span text:style-name="T17"><text:tab/></text:span><text:span text:style-name="T17"><text:tab/></text:span><text:span text:style-name="T9">#message used from configuration above</text:span></text:p>
            <text:p text:style-name="P2"><text:span text:style-name="T17"><text:tab/></text:span><text:span text:style-name="T17">validates_presence_of </text:span><text:span text:style-name="T8">:username</text:span><text:span text:style-name="T17"><text:tab/></text:span><text:span text:style-name="T17"><text:tab/></text:span><text:span text:style-name="T9">#message used from configuration above</text:span></text:p>
            <text:p text:style-name="P2"><text:span text:style-name="T7"><text:tab/></text:span><text:span text:style-name="T7">validates_uniqueness_of </text:span><text:span text:style-name="T8">:username</text:span><text:span text:style-name="T8"><text:tab/></text:span><text:span text:style-name="T9">#message used from configuration above</text:span></text:p>
            <text:p text:style-name="P2"><text:span text:style-name="T7"><text:tab/></text:span><text:span text:style-name="T7">validate </text:span><text:span text:style-name="T6">do</text:span><text:span text:style-name="T7"> |user|</text:span><text:span text:style-name="T8"><text:tab/></text:span><text:span text:style-name="T8"><text:tab/></text:span><text:span text:style-name="T8"><text:tab/>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9"><text:tab/></text:span><text:span text:style-name="T9"><text:tab/></text:span><text:span text:style-name="T9"># Validate passwords match</text:span></text:p>
            <text:p text:style-name="P2"><text:span text:style-name="T9"><text:tab/></text:span><text:span text:style-name="T9"><text:tab/></text:span><text:span text:style-name="T9"># Add one of these blocks if you want to do any custom password validation</text:span></text:p>
            <text:p text:style-name="P2"><text:span text:style-name="T6"><text:tab/></text:span><text:span text:style-name="T6">end</text:span></text:p>
            <text:p text:style-name="P2"><text:span text:style-name="T6">end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8">login</text:span></text:p>
          </draw:text-box>
        </draw:frame>
        <draw:frame presentation:style-name="pr2" draw:text-style-name="P11" draw:layer="layout" svg:width="25.199cm" svg:height="16.479cm" svg:x="1.4cm" svg:y="3.605cm" presentation:class="subtitle" presentation:user-transformed="true">
          <draw:text-box>
            <text:p text:style-name="P2"><text:span text:style-name="T19">class</text:span><text:span text:style-name="T5"> UsersController &lt; ApplicationController</text:span></text:p>
            <text:p text:style-name="P2"><text:span text:style-name="T5"><text:tab/></text:span><text:span text:style-name="T5">acts_as_login_controller </text:span><text:span text:style-name="T20">:login_flash</text:span><text:span text:style-name="T5"> =&gt;</text:span><text:span text:style-name="T21">”Please login”</text:span><text:span text:style-name="T5">,</text:span></text:p>
            <text:p text:style-name="P2"><text:span text:style-name="T20"><text:tab/></text:span><text:span text:style-name="T20"><text:tab/></text:span><text:span text:style-name="T20">:invalid_login_flash</text:span><text:span text:style-name="T5"> =&gt; </text:span><text:span text:style-name="T21">“Invalid login credentials”</text:span><text:span text:style-name="T5">,</text:span></text:p>
            <text:p text:style-name="P2"><text:span text:style-name="T20"><text:tab/></text:span><text:span text:style-name="T20"><text:tab/></text:span><text:span text:style-name="T20">:track_pre_login_url</text:span><text:span text:style-name="T5"> =&gt; </text:span><text:span text:style-name="T19">true</text:span></text:p>
            <text:p text:style-name="P2"><text:span text:style-name="T22"/></text:p>
            <text:p text:style-name="P2"><text:span text:style-name="T22"><text:tab/></text:span><text:span text:style-name="T22">redirect_after_logout </text:span><text:span text:style-name="T19">do</text:span></text:p>
            <text:p text:style-name="P2"><text:span text:style-name="T22"><text:tab/></text:span><text:span text:style-name="T22"><text:tab/></text:span><text:span text:style-name="T22">{ </text:span><text:span text:style-name="T23">:action</text:span><text:span text:style-name="T22"> =&gt; </text:span><text:span text:style-name="T24">”login”</text:span><text:span text:style-name="T22"> }</text:span></text:p>
            <text:p text:style-name="P2"><text:span text:style-name="T22"><text:tab/></text:span><text:span text:style-name="T19">end</text:span></text:p>
            <text:p text:style-name="P2"><text:span text:style-name="T19"/></text:p>
            <text:p text:style-name="P2"><text:span text:style-name="T19"><text:tab/></text:span><text:span text:style-name="T24">#This MUST be defined in your application</text:span></text:p>
            <text:p text:style-name="P2"><text:span text:style-name="T19"><text:tab/></text:span><text:span text:style-name="T22">redirect_after_login </text:span><text:span text:style-name="T19">do</text:span></text:p>
            <text:p text:style-name="P2"><text:span text:style-name="T22"><text:tab/></text:span><text:span text:style-name="T22"><text:tab/></text:span><text:span text:style-name="T22">{ </text:span><text:span text:style-name="T23">:controller</text:span><text:span text:style-name="T22"> =&gt; </text:span><text:span text:style-name="T24">”projects”</text:span><text:span text:style-name="T22"> }</text:span></text:p>
            <text:p text:style-name="P2"><text:span text:style-name="T22"><text:tab/></text:span><text:span text:style-name="T19">end</text:span></text:p>
            <text:p text:style-name="P2"><text:span text:style-name="T19"><text:tab/></text:span></text:p>
            <text:p text:style-name="P2"><text:span text:style-name="T19"><text:tab/></text:span><text:span text:style-name="T19">def</text:span><text:span text:style-name="T25"> login</text:span></text:p>
            <text:p text:style-name="P2"><text:span text:style-name="T25"><text:tab/></text:span><text:span text:style-name="T25"><text:tab/></text:span><text:span text:style-name="T24">#...</text:span></text:p>
            <text:p text:style-name="P2"><text:span text:style-name="T25"><text:tab/></text:span><text:span text:style-name="T19">end</text:span></text:p>
            <text:p text:style-name="P2"><text:span text:style-name="T25"/></text:p>
            <text:p text:style-name="P2"><text:span text:style-name="T25"><text:tab/></text:span><text:span text:style-name="T19">def</text:span><text:span text:style-name="T25"> logout</text:span></text:p>
            <text:p text:style-name="P2"><text:span text:style-name="T25"><text:tab/></text:span><text:span text:style-name="T25"><text:tab/></text:span><text:span text:style-name="T24">#...</text:span></text:p>
            <text:p text:style-name="P2"><text:span text:style-name="T25"><text:tab/></text:span><text:span text:style-name="T19">end</text:span></text:p>
            <text:p text:style-name="P2"><text:span text:style-name="T19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draw:frame presentation:style-name="pr4" draw:text-style-name="P6" draw:layer="layout" svg:width="25.67cm" svg:height="2.317cm" svg:x="1cm" svg:y="0.595cm" presentation:class="title" presentation:user-transformed="true">
          <draw:text-box>
            <text:p text:style-name="P6">The Controller<text:line-break/><text:span text:style-name="T18">configuration</text:span></text:p>
          </draw:text-box>
        </draw:frame>
        <draw:frame presentation:style-name="pr7" draw:text-style-name="P12" draw:layer="layout" svg:width="25.199cm" svg:height="13.609cm" svg:x="1.4cm" svg:y="5.038cm" presentation:class="subtitle" presentation:user-transformed="true">
          <draw:text-box>
            <text:p text:style-name="P6"><text:span text:style-name="T5"/></text:p>
            <text:p text:style-name="P2"><text:span text:style-name="T19">class</text:span><text:span text:style-name="T5"> ApplicationController &lt; ActionController::Base</text:span></text:p>
            <text:p text:style-name="P2"><text:span text:style-name="T22"><text:tab/></text:span><text:span text:style-name="T22">on_not_logged_in </text:span><text:span text:style-name="T19">do</text:span></text:p>
            <text:p text:style-name="P2"><text:span text:style-name="T22"><text:tab/></text:span><text:span text:style-name="T22"><text:tab/></text:span><text:span text:style-name="T25">redirect_to </text:span><text:span text:style-name="T23">:controller</text:span><text:span text:style-name="T22"> =&gt; </text:span><text:span text:style-name="T24">“users”</text:span><text:span text:style-name="T22">, </text:span><text:span text:style-name="T23">:action</text:span><text:span text:style-name="T22"> =&gt; </text:span><text:span text:style-name="T24">”login”</text:span></text:p>
            <text:p text:style-name="P2"><text:span text:style-name="T22"><text:tab/></text:span><text:span text:style-name="T19">end</text:span></text:p>
            <text:p text:style-name="P2"><text:span text:style-name="T19"/></text:p>
            <text:p text:style-name="P2"><text:span text:style-name="T19"><text:tab/></text:span><text:span text:style-name="T22">on_permission_denied </text:span><text:span text:style-name="T19">do</text:span></text:p>
            <text:p text:style-name="P2"><text:span text:style-name="T22"><text:tab/></text:span><text:span text:style-name="T22"><text:tab/></text:span><text:span text:style-name="T19">false</text:span></text:p>
            <text:p text:style-name="P2"><text:span text:style-name="T22"><text:tab/></text:span><text:span text:style-name="T19">end</text:span></text:p>
            <text:p text:style-name="P2"><text:span text:style-name="T19"/></text:p>
            <text:p text:style-name="P2"><text:span text:style-name="T19"><text:tab/></text:span><text:span text:style-name="T22">on_permission_granted </text:span><text:span text:style-name="T19">do</text:span></text:p>
            <text:p text:style-name="P2"><text:span text:style-name="T22"><text:tab/></text:span><text:span text:style-name="T22"><text:tab/></text:span><text:span text:style-name="T19">true</text:span></text:p>
            <text:p text:style-name="P2"><text:span text:style-name="T22"><text:tab/></text:span><text:span text:style-name="T19">end</text:span></text:p>
            <text:p text:style-name="P2"><text:span text:style-name="T19"/></text:p>
            <text:p text:style-name="P2"><text:span text:style-name="T19"><text:tab/></text:span><text:span text:style-name="T22">set_login_model</text:span><text:span text:style-name="T23"> :user</text:span></text:p>
            <text:p text:style-name="P2"><text:span text:style-name="T22"><text:tab/></text:span><text:span text:style-name="T22">set_login_controller</text:span><text:span text:style-name="T23"> :users_controller</text:span></text:p>
            <text:p text:style-name="P2"><text:span text:style-name="T19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draw:frame presentation:style-name="pr4" draw:text-style-name="P6" draw:layer="layout" svg:width="25.67cm" svg:height="2.317cm" svg:x="1cm" svg:y="0.595cm" presentation:class="title" presentation:user-transformed="true">
          <draw:text-box>
            <text:p text:style-name="P6">The Controller<text:line-break/><text:span text:style-name="T18">restrict_to &amp; current_user</text:span></text:p>
          </draw:text-box>
        </draw:frame>
        <draw:frame presentation:style-name="pr7" draw:text-style-name="P6" draw:layer="layout" svg:width="25.199cm" svg:height="13.609cm" svg:x="1.4cm" svg:y="5.039cm" presentation:class="subtitle">
          <draw:text-box>
            <text:p text:style-name="P6"><text:span text:style-name="T5"/></text:p>
            <text:p text:style-name="P2"><text:span text:style-name="T19">class</text:span><text:span text:style-name="T5"> ProjectController &lt; ApplicationController</text:span></text:p>
            <text:p text:style-name="P2"><text:span text:style-name="T22"><text:tab/></text:span><text:span text:style-name="T22">restrict_to </text:span><text:span text:style-name="T23">:admin</text:span><text:span text:style-name="T22">, </text:span><text:span text:style-name="T23">:manager</text:span><text:span text:style-name="T22">, </text:span><text:span text:style-name="T23">:only</text:span><text:span text:style-name="T22"> =&gt; </text:span><text:span text:style-name="T23">:create</text:span></text:p>
            <text:p text:style-name="P2"><text:span text:style-name="T22"/></text:p>
            <text:p text:style-name="P2"><text:span text:style-name="T22"><text:tab/></text:span><text:span text:style-name="T19">def</text:span><text:span text:style-name="T22"> update</text:span></text:p>
            <text:p text:style-name="P2"><text:span text:style-name="T22"><text:tab/></text:span><text:span text:style-name="T22"><text:tab/></text:span><text:span text:style-name="T19">if</text:span><text:span text:style-name="T22"> current_user.has_privilege? </text:span><text:span text:style-name="T23">:admin</text:span><text:span text:style-name="T22">, </text:span><text:span text:style-name="T23">:manager</text:span></text:p>
            <text:p text:style-name="P2"><text:span text:style-name="T22"><text:tab/></text:span><text:span text:style-name="T22"><text:tab/></text:span><text:span text:style-name="T22"><text:tab/></text:span><text:span text:style-name="T24">#...</text:span></text:p>
            <text:p text:style-name="P2"><text:span text:style-name="T22"><text:tab/></text:span><text:span text:style-name="T22"><text:tab/></text:span><text:span text:style-name="T19">end</text:span></text:p>
            <text:p text:style-name="P2"><text:span text:style-name="T22"><text:tab/></text:span><text:span text:style-name="T19">end</text:span></text:p>
            <text:p text:style-name="P2"><text:span text:style-name="T19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7" draw:text-style-name="P13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6">restrict_to </text:span><text:span text:style-name="T27">:admin</text:span><text:span text:style-name="T1">, :</text:span><text:span text:style-name="T27">manager</text:span><text:span text:style-name="T28"> do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9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8">end</text:span><text:span text:style-name="T1"> %&gt;</text:span></text:p>
            <text:p text:style-name="P2"><text:span text:style-name="T1"/></text:p>
            <text:p text:style-name="P2"><text:span text:style-name="T1"><text:tab/></text:span><text:span text:style-name="T1">&lt;% </text:span><text:span text:style-name="T28">if</text:span><text:span text:style-name="T1"> current_user.has_privilege? </text:span><text:span text:style-name="T27">:admin</text:span><text:span text:style-name="T1">, :</text:span><text:span text:style-name="T27">manager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9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8">else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30">“</text:span><text:span text:style-name="T29">User Stuff”</text:span><text:span text:style-name="T1">, user_url %&gt;</text:span></text:p>
            <text:p text:style-name="P2"><text:span text:style-name="T1"><text:tab/></text:span><text:span text:style-name="T1">&lt;% </text:span><text:span text:style-name="T28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7" draw:text-style-name="P14" draw:layer="layout" svg:width="25.199cm" svg:height="13.609cm" svg:x="1.4cm" svg:y="5.04cm" presentation:class="subtitle" presentation:user-transformed="true">
          <draw:text-box>
            <text:p text:style-name="P2"><text:span text:style-name="T31">class</text:span><text:span text:style-name="T32"> User &lt; ActiveRecord::Base</text:span></text:p>
            <text:p text:style-name="P2"><text:span text:style-name="T32"><text:tab/></text:span><text:span text:style-name="T32">acts_as_login_model</text:span></text:p>
            <text:p text:style-name="P2"><text:span text:style-name="T31">end</text:span></text:p>
            <text:p text:style-name="P2"><text:span text:style-name="T31"/></text:p>
            <text:p text:style-name="P2"><text:span text:style-name="T31">class</text:span><text:span text:style-name="T33"> </text:span><text:span text:style-name="T34">UsersController &lt; ApplicationController</text:span></text:p>
            <text:p text:style-name="P2"><text:span text:style-name="T32"><text:tab/></text:span><text:span text:style-name="T32">acts_as_login_controller</text:span></text:p>
            <text:p text:style-name="P2"><text:span text:style-name="T31"><text:tab/></text:span><text:span text:style-name="T35">redirect_after_login { { </text:span><text:span text:style-name="T36">:controller</text:span><text:span text:style-name="T35"> =&gt; </text:span><text:span text:style-name="T37">”projects”</text:span><text:span text:style-name="T35"> } }</text:span></text:p>
            <text:p text:style-name="P2"><text:span text:style-name="T31">end</text:span></text:p>
            <text:p text:style-name="P2"><text:span text:style-name="T31"/></text:p>
            <text:p text:style-name="P2"><text:span text:style-name="T37">#Add your </text:span><text:span text:style-name="T38">restrict_to</text:span><text:span text:style-name="T37">'s</text:span></text:p>
            <text:p text:style-name="P2"><text:span text:style-name="T31"/></text:p>
            <text:p text:style-name="P2"><text:span text:style-name="T3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Database</text:p>
          </draw:text-box>
        </draw:frame>
        <draw:frame presentation:style-name="pr7" draw:text-style-name="P14" draw:layer="layout" svg:width="25.199cm" svg:height="15.471cm" svg:x="1.4cm" svg:y="4.104cm" presentation:class="subtitle" presentation:user-transformed="true">
          <draw:text-box>
            <text:p text:style-name="P2"><text:span text:style-name="T32">create_table </text:span><text:span text:style-name="T39">:groups</text:span><text:span text:style-name="T32"> </text:span><text:span text:style-name="T31">do</text:span><text:span text:style-name="T32"> |t|</text:span></text:p>
            <text:p text:style-name="P2"><text:span text:style-name="T32"><text:tab/></text:span><text:span text:style-name="T32">t.column </text:span><text:span text:style-name="T39">:name</text:span><text:span text:style-name="T32">, </text:span><text:span text:style-name="T39">:string</text:span></text:p>
            <text:p text:style-name="P2"><text:span text:style-name="T31">end</text:span></text:p>
            <text:p text:style-name="P2"><text:span text:style-name="T32"/></text:p>
            <text:p text:style-name="P2"><text:span text:style-name="T32">create_table</text:span><text:span text:style-name="T39"> :privileges</text:span><text:span text:style-name="T32"> </text:span><text:span text:style-name="T31">do</text:span><text:span text:style-name="T32"> |t|</text:span></text:p>
            <text:p text:style-name="P2"><text:span text:style-name="T32"><text:tab/></text:span><text:span text:style-name="T32">t.column </text:span><text:span text:style-name="T39">:name</text:span><text:span text:style-name="T32">, </text:span><text:span text:style-name="T39">:string</text:span></text:p>
            <text:p text:style-name="P2"><text:span text:style-name="T31">end</text:span></text:p>
            <text:p text:style-name="P2"><text:span text:style-name="T32"/></text:p>
            <text:p text:style-name="P2"><text:span text:style-name="T32">create_table </text:span><text:span text:style-name="T39">:groups_privileges</text:span><text:span text:style-name="T32"> </text:span><text:span text:style-name="T31">do</text:span><text:span text:style-name="T32"> |t|</text:span></text:p>
            <text:p text:style-name="P2"><text:span text:style-name="T32"><text:tab/></text:span><text:span text:style-name="T32">t.column </text:span><text:span text:style-name="T39">:group_id</text:span><text:span text:style-name="T32">, </text:span><text:span text:style-name="T39">:integer</text:span></text:p>
            <text:p text:style-name="P2"><text:span text:style-name="T32"><text:tab/></text:span><text:span text:style-name="T32">t.column </text:span><text:span text:style-name="T39">:privilege_id</text:span><text:span text:style-name="T32">, </text:span><text:span text:style-name="T39">:integer</text:span></text:p>
            <text:p text:style-name="P2"><text:span text:style-name="T31">end</text:span></text:p>
            <text:p text:style-name="P2"><text:span text:style-name="T32"/></text:p>
            <text:p text:style-name="P2"><text:span text:style-name="T32">create_table </text:span><text:span text:style-name="T39">:users</text:span><text:span text:style-name="T32"> do |t|</text:span></text:p>
            <text:p text:style-name="P2"><text:span text:style-name="T32"><text:tab/></text:span><text:span text:style-name="T32">t.column </text:span><text:span text:style-name="T39">:username</text:span><text:span text:style-name="T32">, </text:span><text:span text:style-name="T39">:string</text:span></text:p>
            <text:p text:style-name="P2"><text:span text:style-name="T32"><text:tab/></text:span><text:span text:style-name="T32">t.column </text:span><text:span text:style-name="T39">:password_hash</text:span><text:span text:style-name="T32">, </text:span><text:span text:style-name="T39">:string</text:span></text:p>
            <text:p text:style-name="P2"><text:span text:style-name="T31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03821DB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5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1-07T02:09:39</meta:creation-date>
    <dc:date>2007-03-23T00:48:55</dc:date>
    <dc:language>en-GB</dc:language>
    <meta:editing-cycles>92</meta:editing-cycles>
    <meta:editing-duration>P1DT1H23M15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